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NewMacros.xml"/>
  <manifest:file-entry manifest:media-type="text/xml" manifest:full-path="Basic/Standard/script-lb.xml"/>
  <manifest:file-entry manifest:media-type="text/xml" manifest:full-path="Basic/Standard/ThisDocument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142cm" fo:margin-left="10.993cm" table:align="left" style:writing-mode="lr-tb"/>
    </style:style>
    <style:style style:name="Tabelle1.A" style:family="table-column">
      <style:table-column-properties style:column-width="5.14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/>
    </style:style>
    <style:style style:name="Tabelle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/>
    </style:style>
    <style:style style:name="Tabelle2" style:family="table">
      <style:table-properties style:width="16.519cm" fo:margin-left="-0.132cm" table:align="left" style:writing-mode="lr-tb"/>
    </style:style>
    <style:style style:name="Tabelle2.A" style:family="table-column">
      <style:table-column-properties style:column-width="2.3cm"/>
    </style:style>
    <style:style style:name="Tabelle2.B" style:family="table-column">
      <style:table-column-properties style:column-width="6.077cm"/>
    </style:style>
    <style:style style:name="Tabelle2.C" style:family="table-column">
      <style:table-column-properties style:column-width="4.251cm"/>
    </style:style>
    <style:style style:name="Tabelle2.D" style:family="table-column">
      <style:table-column-properties style:column-width="3.891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/>
    </style:style>
    <style:style style:name="Tabelle2.D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/>
    </style:style>
    <style:style style:name="Tabelle2.2" style:family="table-row">
      <style:table-row-properties style:keep-together="false" fo:keep-together="always"/>
    </style:style>
    <style:style style:name="Tabelle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/>
    </style:style>
    <style:style style:name="Tabelle2.C2.1" style:family="table-column">
      <style:table-column-properties style:column-width="4.253cm"/>
    </style:style>
    <style:style style:name="Tabelle2.C2.2" style:family="table-column">
      <style:table-column-properties style:column-width="3.889cm"/>
    </style:style>
    <style:style style:name="Tabelle2.C2.1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/>
    </style:style>
    <style:style style:name="Tabelle2.C2.2.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/>
    </style:style>
    <style:style style:name="Tabelle2.C2.2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none"/>
    </style:style>
    <style:style style:name="Tabelle2.12" style:family="table-row">
      <style:table-row-properties style:min-row-height="0.741cm" style:keep-together="false" fo:keep-together="always"/>
    </style:style>
    <style:style style:name="Tabelle2.B1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 fo:font-size="11pt" fo:font-weight="bold" style:font-size-asian="11pt" style:font-weight-asian="bold"/>
    </style:style>
    <style:style style:name="P2" style:family="paragraph" style:parent-style-name="Standard">
      <style:text-properties style:font-name="Arial" fo:font-size="8pt" style:font-size-asian="8pt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style:snap-to-layout-grid="false">
        <style:tab-stops>
          <style:tab-stop style:position="0.349cm"/>
        </style:tab-stops>
      </style:paragraph-properties>
      <style:text-properties style:font-name="Arial" fo:font-size="8pt" style:font-size-asian="8pt"/>
    </style:style>
    <style:style style:name="P5" style:family="paragraph" style:parent-style-name="Standard">
      <style:paragraph-properties style:snap-to-layout-grid="false">
        <style:tab-stops>
          <style:tab-stop style:position="1.85cm"/>
        </style:tab-stops>
      </style:paragraph-properties>
      <style:text-properties style:font-name="Arial" fo:font-size="8pt" style:font-size-asian="8pt"/>
    </style:style>
    <style:style style:name="P6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/>
    </style:style>
    <style:style style:name="P7" style:family="paragraph" style:parent-style-name="Standard">
      <style:paragraph-properties style:snap-to-layout-grid="false"/>
      <style:text-properties style:font-name="Arial" fo:font-size="5pt" style:font-size-asian="5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>
        <style:tab-stops>
          <style:tab-stop style:position="2cm"/>
          <style:tab-stop style:position="5.502cm"/>
          <style:tab-stop style:position="10.252cm"/>
          <style:tab-stop style:position="12.502cm"/>
        </style:tab-stops>
      </style:paragraph-properties>
    </style:style>
    <style:style style:name="P10" style:family="paragraph" style:parent-style-name="Standard">
      <style:paragraph-properties style:snap-to-layout-grid="false">
        <style:tab-stops>
          <style:tab-stop style:position="2.251cm" style:type="center"/>
          <style:tab-stop style:position="3.501cm" style:type="center"/>
          <style:tab-stop style:position="4.752cm" style:type="center"/>
          <style:tab-stop style:position="5.502cm"/>
          <style:tab-stop style:position="8.251cm"/>
          <style:tab-stop style:position="10.753cm"/>
        </style:tab-stops>
      </style:paragraph-properties>
    </style:style>
    <style:style style:name="P11" style:family="paragraph" style:parent-style-name="Standard">
      <style:paragraph-properties style:snap-to-layout-grid="false">
        <style:tab-stops>
          <style:tab-stop style:position="2.251cm" style:type="center"/>
          <style:tab-stop style:position="3.501cm" style:type="center"/>
          <style:tab-stop style:position="4.752cm" style:type="center"/>
          <style:tab-stop style:position="6.001cm" style:type="center"/>
          <style:tab-stop style:position="8.251cm"/>
          <style:tab-stop style:position="10.753cm"/>
        </style:tab-stops>
      </style:paragraph-properties>
    </style:style>
    <style:style style:name="P12" style:family="paragraph" style:parent-style-name="Standard">
      <style:paragraph-properties style:snap-to-layout-grid="false">
        <style:tab-stops>
          <style:tab-stop style:position="1.85cm"/>
        </style:tab-stops>
      </style:paragraph-properties>
    </style:style>
    <style:style style:name="P13" style:family="paragraph" style:parent-style-name="Standard">
      <style:paragraph-properties style:snap-to-layout-grid="false">
        <style:tab-stops>
          <style:tab-stop style:position="2cm"/>
        </style:tab-stops>
      </style:paragraph-properties>
    </style:style>
    <style:style style:name="P14" style:family="paragraph" style:parent-style-name="Standard">
      <style:paragraph-properties fo:margin-left="2.251cm" fo:margin-right="0cm" fo:text-indent="-2.251cm" style:auto-text-indent="false" style:snap-to-layout-grid="false"/>
    </style:style>
    <style:style style:name="P15" style:family="paragraph" style:parent-style-name="Standard">
      <style:paragraph-properties fo:margin-left="0.25cm" fo:margin-right="0cm" fo:text-indent="0cm" style:auto-text-indent="false" style:snap-to-layout-grid="false"/>
      <style:text-properties style:font-name="Arial" fo:font-size="8pt" style:font-size-asian="8pt"/>
    </style:style>
    <style:style style:name="P16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17" style:family="paragraph" style:parent-style-name="Standard">
      <style:paragraph-properties fo:margin-left="2cm" fo:margin-right="0cm" fo:text-indent="0cm" style:auto-text-indent="false" style:snap-to-layout-grid="false"/>
      <style:text-properties style:font-name="Arial" fo:font-size="8pt" style:font-size-asian="8pt"/>
    </style:style>
    <style:style style:name="P18" style:family="paragraph" style:parent-style-name="Standard">
      <style:paragraph-properties fo:margin-left="1.349cm" fo:margin-right="-0.026cm" fo:text-indent="-0.053cm" style:auto-text-indent="false">
        <style:tab-stops/>
      </style:paragraph-properties>
      <style:text-properties style:font-name="Arial" fo:font-size="8pt" style:font-size-asian="8pt"/>
    </style:style>
    <style:style style:name="P19" style:family="paragraph" style:parent-style-name="Standard">
      <style:paragraph-properties fo:margin-left="8.754cm" fo:margin-right="-0.026cm" fo:text-indent="-0.053cm" style:auto-text-indent="false">
        <style:tab-stops/>
      </style:paragraph-properties>
      <style:text-properties style:font-name="Arial" fo:font-size="8pt" style:font-size-asian="8pt"/>
    </style:style>
    <style:style style:name="P20" style:family="paragraph" style:parent-style-name="Heading_20_2">
      <style:paragraph-properties style:snap-to-layout-grid="false"/>
    </style:style>
    <style:style style:name="P21" style:family="paragraph" style:parent-style-name="Heading_20_2">
      <style:paragraph-properties style:snap-to-layout-grid="false">
        <style:tab-stops>
          <style:tab-stop style:position="2cm"/>
          <style:tab-stop style:position="5.502cm"/>
          <style:tab-stop style:position="10.252cm"/>
          <style:tab-stop style:position="12.502cm"/>
        </style:tab-stops>
      </style:paragraph-properties>
    </style:style>
    <style:style style:name="P22" style:family="paragraph" style:parent-style-name="Heading_20_2">
      <style:paragraph-properties style:snap-to-layout-grid="false">
        <style:tab-stops>
          <style:tab-stop style:position="2.251cm" style:type="center"/>
          <style:tab-stop style:position="3.501cm" style:type="center"/>
          <style:tab-stop style:position="4.752cm" style:type="center"/>
          <style:tab-stop style:position="5.502cm"/>
        </style:tab-stops>
      </style:paragraph-properties>
    </style:style>
    <style:style style:name="P23" style:family="paragraph" style:parent-style-name="Heading_20_2">
      <style:paragraph-properties style:snap-to-layout-grid="false">
        <style:tab-stops>
          <style:tab-stop style:position="2.251cm" style:type="center"/>
          <style:tab-stop style:position="3.501cm" style:type="center"/>
          <style:tab-stop style:position="4.752cm" style:type="center"/>
          <style:tab-stop style:position="6.001cm" style:type="center"/>
        </style:tab-stops>
      </style:paragraph-properties>
    </style:style>
    <style:style style:name="P24" style:family="paragraph" style:parent-style-name="Heading_20_2">
      <style:paragraph-properties>
        <style:tab-stops>
          <style:tab-stop style:position="0.3cm"/>
        </style:tab-stops>
      </style:paragraph-properties>
    </style:style>
    <style:style style:name="P25" style:family="paragraph" style:parent-style-name="Heading_20_2">
      <style:paragraph-properties style:snap-to-layout-grid="false">
        <style:tab-stops>
          <style:tab-stop style:position="0.3cm"/>
        </style:tab-stops>
      </style:paragraph-properties>
    </style:style>
    <style:style style:name="P26" style:family="paragraph" style:parent-style-name="Heading_20_2">
      <style:paragraph-properties style:snap-to-layout-grid="false">
        <style:tab-stops>
          <style:tab-stop style:position="2cm"/>
        </style:tab-stops>
      </style:paragraph-properties>
    </style:style>
    <style:style style:name="P27" style:family="paragraph" style:parent-style-name="Heading_20_2" style:master-page-name="Standard">
      <style:paragraph-properties fo:margin-left="8.754cm" fo:margin-right="0cm" fo:text-indent="0cm" style:auto-text-indent="false" style:page-number="auto"/>
    </style:style>
    <style:style style:name="P28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fo:font-weight="bold" style:font-size-asian="8pt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Times New Roman" fo:font-size="9pt" fo:font-weight="normal" style:letter-kerning="true" style:font-size-asian="9pt" style:font-weight-asian="normal" style:font-size-complex="9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9pt" fo:font-weight="normal" style:letter-kerning="true" style:font-size-asian="9pt" style:font-weight-asian="normal" style:font-size-complex="9pt" style:font-weight-complex="normal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weight="normal" style:letter-kerning="true" style:font-weight-asian="normal" style:font-size-complex="8pt" style:font-weight-complex="normal"/>
    </style:style>
    <style:style style:name="T11" style:family="text">
      <style:text-properties style:font-name="Arial" style:font-size-complex="8pt"/>
    </style:style>
    <style:style style:name="T12" style:family="text">
      <style:text-properties style:font-size-complex="8pt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4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7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8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9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0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1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3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4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5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6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7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8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9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0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<text:span text:style-name="T1">[Adressat.Anschrift]</text:span> </text:h>
      <text:h text:style-name="Heading_20_1" text:outline-level="1">UVG</text:h>
      <text:p text:style-name="P1"/>
      <text:p text:style-name="P2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3">Unfall-Nummer</text:p>
          </table:table-cell>
        </table:table-row>
        <table:table-row table:style-name="Tabelle1.1">
          <table:table-cell table:style-name="Tabelle1.A2" office:value-type="string">
            <text:p text:style-name="P3"><text:bookmark-start text:name="Text1"/><text:text-input text:description="Text1">          </text:text-input><text:bookmark-end text:name="Text1"/></text:p>
          </table:table-cell>
        </table:table-row>
      </table:table>
      <text:p text:style-name="Caption">Arztzeugnis</text:p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table:number-columns-spanned="2" office:value-type="string">
            <text:h text:style-name="P20" text:outline-level="2">Arbeitgeber</text:h>
          </table:table-cell>
          <table:covered-table-cell/>
          <table:table-cell table:style-name="Tabelle2.A1" office:value-type="string">
            <text:p text:style-name="P3">Tel-Nr.</text:p>
          </table:table-cell>
          <table:table-cell table:style-name="Tabelle2.D1" office:value-type="string">
            <text:p text:style-name="P3">Police-Nr.</text:p>
          </table:table-cell>
        </table:table-row>
        <table:table-row table:style-name="Tabelle2.2">
          <table:table-cell table:style-name="Tabelle2.A2" table:number-columns-spanned="2" office:value-type="string">
            <text:p text:style-name="P3"/>
          </table:table-cell>
          <table:covered-table-cell/>
          <table:table-cell table:number-columns-spanned="2">
            <table:table table:is-sub-table="true">
              <table:table-column table:style-name="Tabelle2.C2.1"/>
              <table:table-column table:style-name="Tabelle2.C2.2"/>
              <table:table-row table:style-name="Tabelle2.2">
                <table:table-cell table:style-name="Tabelle2.C2.1.1" office:value-type="string">
                  <text:p text:style-name="P3"><text:bookmark text:name="FAdresse"/><text:bookmark text:name="FTelefon"/></text:p>
                </table:table-cell>
                <table:table-cell table:style-name="Tabelle2.C2.2.1" office:value-type="string">
                  <text:p text:style-name="P3"><text:bookmark-start text:name="Text3"/><text:text-input text:description="Text3">          </text:text-input><text:bookmark-end text:name="Text3"/></text:p>
                </table:table-cell>
              </table:table-row>
              <table:table-row table:style-name="Tabelle2.2">
                <table:table-cell>
                  <table:table table:is-sub-table="true">
                    <table:table-column table:style-name="Tabelle2.C2.1"/>
                    <table:table-row table:style-name="Tabelle2.2">
                      <table:table-cell table:style-name="Tabelle2.A2" office:value-type="string">
                        <text:p text:style-name="P3">Üblicher Arbeitsplatz des</text:p>
                      </table:table-cell>
                    </table:table-row>
                    <table:table-row table:style-name="Tabelle2.2">
                      <table:table-cell table:style-name="Tabelle2.A2" office:value-type="string">
                        <text:p text:style-name="P3"><text:bookmark-start text:name="Text2"/>V<text:bookmark-end text:name="Text2"/>erletzten (Betriebszweig)</text:p>
                      </table:table-cell>
                    </table:table-row>
                  </table:table>
                </table:table-cell>
                <table:table-cell table:style-name="Tabelle2.C2.2.2" office:value-type="string">
                  <text:p text:style-name="P3"><text:text-input text:description="Text2">          </text:text-input></text:p>
                </table:table-cell>
              </table:table-row>
            </table:table>
          </table:table-cell>
          <table:covered-table-cell/>
        </table:table-row>
        <table:table-row table:style-name="Tabelle2.1">
          <table:table-cell table:style-name="Tabelle2.A1" table:number-columns-spanned="2" office:value-type="string">
            <text:h text:style-name="P20" text:outline-level="2">Verletzter</text:h>
          </table:table-cell>
          <table:covered-table-cell/>
          <table:table-cell table:style-name="Tabelle2.A1" office:value-type="string">
            <text:p text:style-name="P3">Geburtsdatum</text:p>
          </table:table-cell>
          <table:table-cell table:style-name="Tabelle2.D1" office:value-type="string">
            <text:p text:style-name="P3">AHV-Nummer (11stellig)</text:p>
          </table:table-cell>
        </table:table-row>
        <table:table-row table:style-name="Tabelle2.2">
          <table:table-cell table:style-name="Tabelle2.A2" table:number-columns-spanned="2" office:value-type="string">
            <text:p text:style-name="P3">[Patient.Name], [Patient.Vorname]</text:p>
            <text:p text:style-name="P3">[Patient.Strasse]</text:p>
            <text:p text:style-name="P3"><text:span text:style-name="T10">[Patient.Plz] </text:span><text:span text:style-name="T11">[P</text:span><text:span text:style-name="T12">ati</text:span>ent.Ort]</text:p>
          </table:table-cell>
          <table:covered-table-cell/>
          <table:table-cell table:number-columns-spanned="2">
            <table:table table:is-sub-table="true">
              <table:table-column table:style-name="Tabelle2.C2.1"/>
              <table:table-column table:style-name="Tabelle2.C2.2"/>
              <table:table-row table:style-name="Tabelle2.2">
                <table:table-cell table:style-name="Tabelle2.A2" office:value-type="string">
                  <text:p text:style-name="P3"><text:bookmark-start text:name="PGebDatum"/>[<text:bookmark-end text:name="PGebDatum"/>Patient.Geburtsdatum]</text:p>
                </table:table-cell>
                <table:table-cell table:style-name="Tabelle2.C2.2.2" office:value-type="string">
                  <text:p text:style-name="P3"><text:bookmark-start text:name="Text4"/><text:text-input text:description="Text4">          </text:text-input><text:bookmark-end text:name="Text4"/></text:p>
                </table:table-cell>
              </table:table-row>
              <table:table-row table:style-name="Tabelle2.2">
                <table:table-cell table:style-name="Tabelle2.A1" office:value-type="string">
                  <text:p text:style-name="P3">Nationalität</text:p>
                </table:table-cell>
                <table:table-cell table:style-name="Tabelle2.D1" office:value-type="string">
                  <text:p text:style-name="P3">Heimatort</text:p>
                </table:table-cell>
              </table:table-row>
              <table:table-row table:style-name="Tabelle2.2">
                <table:table-cell table:style-name="Tabelle2.C2.1.1" office:value-type="string">
                  <text:p text:style-name="P3"><text:bookmark-start text:name="Text5"/><text:text-input text:description="Text5">          </text:text-input><text:bookmark-end text:name="Text5"/></text:p>
                </table:table-cell>
                <table:table-cell table:style-name="Tabelle2.C2.2.1" office:value-type="string">
                  <text:p text:style-name="P3"><text:bookmark-start text:name="Text6"/><text:text-input text:description="Text6">          </text:text-input><text:bookmark-end text:name="Text6"/></text:p>
                </table:table-cell>
              </table:table-row>
              <table:table-row table:style-name="Tabelle2.2">
                <table:table-cell table:style-name="Tabelle2.A2" office:value-type="string">
                  <text:p text:style-name="P3">Zivilstand</text:p>
                </table:table-cell>
                <table:table-cell table:style-name="Tabelle2.C2.2.2" office:value-type="string">
                  <text:p text:style-name="P7">Kinder bis 20J. oder in Ausbildung bis 25J.</text:p>
                </table:table-cell>
              </table:table-row>
              <table:table-row table:style-name="Tabelle2.2">
                <table:table-cell table:style-name="Tabelle2.A2" office:value-type="string">
                  <text:p text:style-name="P3"><text:bookmark-start text:name="Text7"/><text:text-input text:description="Text7">          </text:text-input><text:bookmark-end text:name="Text7"/></text:p>
                </table:table-cell>
                <table:table-cell table:style-name="Tabelle2.C2.2.2" office:value-type="string">
                  <text:p text:style-name="P8"><text:bookmark-start text:name="Kontrollkästchen1"/><text:span text:style-name="T2"><draw:control text:anchor-type="as-char" draw:z-index="0" draw:style-name="gr1" draw:text-style-name="P28" svg:width="0.318cm" svg:height="0.318cm" draw:control="control1"/></text:span><text:bookmark-end text:name="Kontrollkästchen1"/><text:span text:style-name="T2"> Anzahl </text:span><text:bookmark-start text:name="Text8"/><text:span text:style-name="T2"><text:text-input text:description="Text8">          </text:text-input></text:span><text:bookmark-end text:name="Text8"/><text:span text:style-name="T2"> </text:span><text:bookmark-start text:name="Kontrollkästchen2"/><text:span text:style-name="T2"><draw:control text:anchor-type="as-char" draw:z-index="1" draw:style-name="gr1" draw:text-style-name="P28" svg:width="0.318cm" svg:height="0.318cm" draw:control="control2"/></text:span><text:bookmark-end text:name="Kontrollkästchen2"/><text:span text:style-name="T2"> keine</text:span></text:p>
                </table:table-cell>
              </table:table-row>
            </table:table>
          </table:table-cell>
          <table:covered-table-cell/>
        </table:table-row>
        <table:table-row table:style-name="Tabelle2.1">
          <table:table-cell table:style-name="Tabelle2.D1" table:number-columns-spanned="4" office:value-type="string">
            <text:h text:style-name="P21" text:outline-level="2">Anstellung <text:tab/><text:span text:style-name="T4">Datum der Anstellung <text:tab/>Übliche berufliche Tätigkeit <text:tab/></text:span><text:bookmark-start text:name="Kontrollkästchen3"/><text:span text:style-name="T4"><draw:control text:anchor-type="as-char" draw:z-index="2" draw:style-name="gr1" draw:text-style-name="P28" svg:width="0.318cm" svg:height="0.318cm" draw:control="control3"/></text:span><text:bookmark-end text:name="Kontrollkästchen3"/><text:span text:style-name="T4"> gelernt <text:tab/></text:span><text:bookmark-start text:name="Kontrollkästchen4"/><text:span text:style-name="T4"><draw:control text:anchor-type="as-char" draw:z-index="3" draw:style-name="gr1" draw:text-style-name="P28" svg:width="0.318cm" svg:height="0.318cm" draw:control="control4"/></text:span><text:bookmark-end text:name="Kontrollkästchen4"/><text:span text:style-name="T4"> ungelernt</text:span></text:h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9"><text:span text:style-name="T2"><text:s/><text:tab/></text:span><text:bookmark-start text:name="Text9"/><text:span text:style-name="T2"><text:text-input text:description="Text9">          </text:text-input></text:span><text:bookmark-end text:name="Text9"/><text:span text:style-name="T2"> <text:tab/></text:span><text:bookmark-start text:name="Text10"/><text:span text:style-name="T2"><text:text-input text:description="Text10">          </text:text-input></text:span><text:bookmark-end text:name="Text10"/><text:span text:style-name="T2"> <text:tab/></text:span><text:bookmark-start text:name="Kontrollkästchen5"/><text:span text:style-name="T2"><draw:control text:anchor-type="as-char" draw:z-index="4" draw:style-name="gr1" draw:text-style-name="P28" svg:width="0.318cm" svg:height="0.318cm" draw:control="control5"/></text:span><text:bookmark-end text:name="Kontrollkästchen5"/><text:span text:style-name="T2"> angelernt <text:tab/></text:span><text:bookmark-start text:name="Kontrollkästchen6"/><text:span text:style-name="T2"><draw:control text:anchor-type="as-char" draw:z-index="5" draw:style-name="gr1" draw:text-style-name="P28" svg:width="0.318cm" svg:height="0.318cm" draw:control="control6"/></text:span><text:bookmark-end text:name="Kontrollkästchen6"/><text:span text:style-name="T2"> Lehrling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D1" table:number-columns-spanned="4" office:value-type="string">
            <text:h text:style-name="P22" text:outline-level="2">Unfall-<text:span text:style-name="T4"> <text:tab/>Tag <text:tab/>Monat <text:tab/>Jahr <text:tab/>Zeit (Std., Min.)</text:span></text:h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h text:style-name="P23" text:outline-level="2">Datum<text:tab/><text:bookmark-start text:name="Text11"/><text:span text:style-name="T4"><text:text-input text:description="Text11">          </text:text-input></text:span><text:bookmark-end text:name="Text11"/><text:span text:style-name="T4"> <text:tab/></text:span><text:bookmark-start text:name="Text12"/><text:span text:style-name="T4"><text:text-input text:description="Text12">          </text:text-input></text:span><text:bookmark-end text:name="Text12"/><text:span text:style-name="T4"> <text:tab/> </text:span><text:bookmark-start text:name="Text13"/><text:span text:style-name="T4"><text:text-input text:description="Text13">          </text:text-input></text:span><text:bookmark-end text:name="Text13"/><text:span text:style-name="T4"> <text:tab/></text:span><text:bookmark-start text:name="Text14"/><text:span text:style-name="T4"><text:text-input text:description="Text14">          </text:text-input></text:span><text:bookmark-end text:name="Text14"/></text:h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D1" table:number-columns-spanned="4" office:value-type="string">
            <text:p text:style-name="P10"><text:span text:style-name="T3">1. Erstbe-</text:span><text:span text:style-name="T2"><text:tab/>Tag <text:tab/>Monat <text:tab/>Jahr <text:tab/>Zeit (Std., Min.) <text:tab/></text:span><text:bookmark-start text:name="Kontrollkästchen7"/><text:span text:style-name="T2"><draw:control text:anchor-type="as-char" draw:z-index="6" draw:style-name="gr1" draw:text-style-name="P28" svg:width="0.318cm" svg:height="0.318cm" draw:control="control7"/></text:span><text:bookmark-end text:name="Kontrollkästchen7"/><text:span text:style-name="T2"> während <text:tab/></text:span><text:bookmark-start text:name="Kontrollkästchen8"/><text:span text:style-name="T2"><draw:control text:anchor-type="as-char" draw:z-index="7" draw:style-name="gr1" draw:text-style-name="P28" svg:width="0.318cm" svg:height="0.318cm" draw:control="control8"/></text:span><text:bookmark-end text:name="Kontrollkästchen8"/><text:span text:style-name="T2"> ausserhalb der Sprechstunde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1"><text:span text:style-name="T2"><text:s text:c="4"/></text:span><text:span text:style-name="T3">Handlung<text:tab/> </text:span><text:bookmark-start text:name="Text15"/><text:span text:style-name="T2"><text:text-input text:description="Text15">          </text:text-input></text:span><text:bookmark-end text:name="Text15"/><text:span text:style-name="T2"> <text:tab/></text:span><text:bookmark-start text:name="Text16"/><text:span text:style-name="T2"><text:text-input text:description="Text16">          </text:text-input></text:span><text:bookmark-end text:name="Text16"/><text:span text:style-name="T2"> <text:tab/> </text:span><text:bookmark-start text:name="Text17"/><text:span text:style-name="T2"><text:text-input text:description="Text17">          </text:text-input></text:span><text:bookmark-end text:name="Text17"/><text:span text:style-name="T2"> <text:tab/></text:span><text:bookmark-start text:name="Text18"/><text:span text:style-name="T2"><text:text-input text:description="Text18">          </text:text-input></text:span><text:bookmark-end text:name="Text18"/><text:span text:style-name="T2"> <text:tab/></text:span><text:bookmark-start text:name="Kontrollkästchen9"/><text:span text:style-name="T2"><draw:control text:anchor-type="as-char" draw:z-index="8" draw:style-name="gr1" draw:text-style-name="P28" svg:width="0.318cm" svg:height="0.318cm" draw:control="control9"/></text:span><text:bookmark-end text:name="Kontrollkästchen9"/><text:span text:style-name="T2"> am Unfallort <text:tab/></text:span><text:bookmark-start text:name="Kontrollkästchen10"/><text:span text:style-name="T2"><draw:control text:anchor-type="as-char" draw:z-index="9" draw:style-name="gr1" draw:text-style-name="P28" svg:width="0.318cm" svg:height="0.318cm" draw:control="control10"/></text:span><text:bookmark-end text:name="Kontrollkästchen10"/><text:span text:style-name="T2"> in der Wohnung des Patienten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D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C2.1.1" office:value-type="string">
            <text:h text:style-name="P25" text:outline-level="2">2. Angaben<text:tab/>des</text:h>
            <text:h text:style-name="P24" text:outline-level="2"><text:s text:c="4"/>Patienten</text:h>
          </table:table-cell>
          <table:table-cell table:style-name="Tabelle2.B12" table:number-columns-spanned="3" office:value-type="string">
            <text:p text:style-name="P3">Unfallhergang und Beschwerden, Rückfall?</text:p>
            <text:p text:style-name="P2"><text:bookmark-start text:name="Text37"/><text:text-input text:description="Text37">          </text:text-input><text:bookmark-end text:name="Text37"/></text:p>
          </table:table-cell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2"><text:span text:style-name="T3">3. Allgemein-<text:tab/></text:span><text:span text:style-name="T2">a) Besondere Wahrnehmungen (Gemütsverfassung, Alkohol, Drogen usw.)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4"><text:span text:style-name="T3"><text:s text:c="4"/>Zustand<text:tab/></text:span><text:bookmark-start text:name="Text20"/><text:span text:style-name="T2"><text:text-input text:description="Text20">          </text:text-input></text:span><text:bookmark-end text:name="Text20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5"><text:tab/>b) Folgen von Krankheiten und Unfällen sowie Körperanomalien (Invalidität)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1" table:number-columns-spanned="4" office:value-type="string">
            <text:p text:style-name="P14"><text:span text:style-name="T2"><text:tab/></text:span><text:bookmark-start text:name="Text21"/><text:span text:style-name="T2"><text:text-input text:description="Text21">          </text:text-input></text:span><text:bookmark-end text:name="Text21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8"><text:span text:style-name="T3">4. Befund</text:span><text:span text:style-name="T2"> <text:s/>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5"><text:bookmark-start text:name="Text22"/><text:text-input text:description="Text22">          </text:text-input><text:bookmark-end text:name="Text22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1" table:number-columns-spanned="4" office:value-type="string">
            <text:p text:style-name="P8"><text:span text:style-name="T2"><text:s text:c="3"/>Röntgenbefund: </text:span><text:bookmark-start text:name="Text23"/><text:span text:style-name="T2"><text:text-input text:description="Text23">          </text:text-input></text:span><text:bookmark-end text:name="Text23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6">5. Diagnose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1" table:number-columns-spanned="4" office:value-type="string">
            <text:p text:style-name="P16"><text:bookmark-start text:name="Diagnose"/><text:span text:style-name="T2"><text:s/></text:span><text:bookmark-end text:name="Diagnose"/><text:bookmark-start text:name="Text36"/><text:span text:style-name="T2"><text:text-input text:description="Text36">          </text:text-input></text:span><text:bookmark-end text:name="Text36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8"><text:span text:style-name="T3">6. Kausalität</text:span><text:span text:style-name="T2"> <text:s text:c="2"/>Liegen ausschliesslich Unfallfolgen vor? <text:s text:c="13"/></text:span><text:bookmark-start text:name="Kontrollkästchen11"/><text:span text:style-name="T2"><draw:control text:anchor-type="as-char" draw:z-index="10" draw:style-name="gr1" draw:text-style-name="P28" svg:width="0.318cm" svg:height="0.318cm" draw:control="control11"/></text:span><text:bookmark-end text:name="Kontrollkästchen11"/><text:span text:style-name="T2"> ja <text:s text:c="4"/></text:span><text:bookmark-start text:name="Kontrollkästchen12"/><text:span text:style-name="T2"><draw:control text:anchor-type="as-char" draw:z-index="11" draw:style-name="gr1" draw:text-style-name="P28" svg:width="0.318cm" svg:height="0.318cm" draw:control="control12"/></text:span><text:bookmark-end text:name="Kontrollkästchen12"/><text:span text:style-name="T2"> nein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3"><text:s text:c="25"/>Wenn nein, bitte begründen: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1" table:number-columns-spanned="4" office:value-type="string">
            <text:p text:style-name="P17"><text:bookmark-start text:name="Text24"/><text:text-input text:description="Text24">          </text:text-input><text:bookmark-end text:name="Text24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8"><text:span text:style-name="T3">7. Therapie</text:span><text:span text:style-name="T2"> <text:s text:c="5"/>a) Was haben Sie bisher veranlasst?</text:span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7"><text:bookmark-start text:name="Text25"/><text:text-input text:description="Text25">          </text:text-input><text:bookmark-end text:name="Text25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3"><text:s text:c="25"/>b) Schlagen Sie besondere Massnahmen vor?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7"><text:bookmark-start text:name="Text26"/><text:text-input text:description="Text26">          </text:text-input><text:bookmark-end text:name="Text26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3"><text:s text:c="25"/>c) Ist der Patient hospitalisiert?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p text:style-name="P13"><text:span text:style-name="T2"><text:tab/></text:span><text:bookmark-start text:name="Kontrollkästchen13"/><text:span text:style-name="T2"><draw:control text:anchor-type="as-char" draw:z-index="12" draw:style-name="gr1" draw:text-style-name="P28" svg:width="0.318cm" svg:height="0.318cm" draw:control="control13"/></text:span><text:bookmark-end text:name="Kontrollkästchen13"/><text:span text:style-name="T2"> ja <text:s text:c="4"/></text:span><text:bookmark-start text:name="Kontrollkästchen14"/><text:span text:style-name="T2"><draw:control text:anchor-type="as-char" draw:z-index="13" draw:style-name="gr1" draw:text-style-name="P28" svg:width="0.318cm" svg:height="0.318cm" draw:control="control14"/></text:span><text:bookmark-end text:name="Kontrollkästchen14"/><text:span text:style-name="T2"> nein; wenn ja, wo? </text:span><text:bookmark-start text:name="Text27"/><text:span text:style-name="T2"><text:text-input text:description="Text27">          </text:text-input></text:span><text:bookmark-end text:name="Text27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D1" table:number-columns-spanned="4" office:value-type="string">
            <text:p text:style-name="P13"><text:span text:style-name="T3">8. Arbeitsun-</text:span><text:span text:style-name="T2"><text:tab/></text:span><text:bookmark-start text:name="Kontrollkästchen15"/><text:span text:style-name="T2"><draw:control text:anchor-type="as-char" draw:z-index="14" draw:style-name="gr1" draw:text-style-name="P28" svg:width="0.318cm" svg:height="0.318cm" draw:control="control15"/></text:span><text:bookmark-end text:name="Kontrollkästchen15"/><text:span text:style-name="T2"> ja <text:s/>zu </text:span><text:bookmark-start text:name="Text28"/><text:span text:style-name="T2"><text:text-input text:description="Text28">          </text:text-input></text:span><text:bookmark-end text:name="Text28"/><text:span text:style-name="T2"> % ab </text:span><text:bookmark-start text:name="Text29"/><text:span text:style-name="T2"><text:text-input text:description="Text29">          </text:text-input></text:span><text:bookmark-end text:name="Text29"/><text:span text:style-name="T2"> Voraussichtlich bis </text:span><text:bookmark-start text:name="Text30"/><text:span text:style-name="T2"><text:text-input text:description="Text30">          </text:text-input></text:span><text:bookmark-end text:name="Text30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h text:style-name="P26" text:outline-level="2"><text:s text:c="4"/>Fähigkeit<text:span text:style-name="T4"><text:tab/></text:span><text:bookmark-start text:name="Kontrollkästchen16"/><text:span text:style-name="T4"><draw:control text:anchor-type="as-char" draw:z-index="15" draw:style-name="gr1" draw:text-style-name="P28" svg:width="0.318cm" svg:height="0.318cm" draw:control="control16"/></text:span><text:bookmark-end text:name="Kontrollkästchen16"/><text:span text:style-name="T4"> nein</text:span></text:h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D1" table:number-columns-spanned="4" office:value-type="string">
            <text:p text:style-name="P13"><text:span text:style-name="T3">9. Arbeits-<text:tab/></text:span><text:bookmark-start text:name="Kontrollkästchen17"/><text:span text:style-name="T2"><draw:control text:anchor-type="as-char" draw:z-index="16" draw:style-name="gr1" draw:text-style-name="P28" svg:width="0.318cm" svg:height="0.318cm" draw:control="control17"/></text:span><text:bookmark-end text:name="Kontrollkästchen17"/><text:span text:style-name="T2"> ja <text:s text:c="3"/>Teilweise zu </text:span><text:bookmark-start text:name="Text31"/><text:span text:style-name="T2"><text:text-input text:description="Text31">          </text:text-input></text:span><text:bookmark-end text:name="Text31"/><text:span text:style-name="T2"> % ab </text:span><text:bookmark-start text:name="Text32"/><text:span text:style-name="T2"><text:text-input text:description="Text32">          </text:text-input></text:span><text:bookmark-end text:name="Text32"/><text:span text:style-name="T2"> Voll ab </text:span><text:bookmark-start text:name="Text33"/><text:span text:style-name="T2"><text:text-input text:description="Text33">          </text:text-input></text:span><text:bookmark-end text:name="Text33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h text:style-name="P26" text:outline-level="2"><text:s text:c="4"/>aufnahme<text:span text:style-name="T4"> <text:tab/></text:span><text:bookmark-start text:name="Kontrollkästchen18"/><text:span text:style-name="T4"><draw:control text:anchor-type="as-char" draw:z-index="17" draw:style-name="gr1" draw:text-style-name="P28" svg:width="0.318cm" svg:height="0.318cm" draw:control="control18"/></text:span><text:bookmark-end text:name="Kontrollkästchen18"/><text:span text:style-name="T4"> nein</text:span></text:h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D1" table:number-columns-spanned="4" office:value-type="string">
            <text:p text:style-name="P13"><text:span text:style-name="T3">10. Behand-</text:span><text:span text:style-name="T2"> <text:tab/></text:span><text:bookmark-start text:name="Kontrollkästchen19"/><text:span text:style-name="T2"><draw:control text:anchor-type="as-char" draw:z-index="18" draw:style-name="gr1" draw:text-style-name="P28" svg:width="0.318cm" svg:height="0.318cm" draw:control="control19"/></text:span><text:bookmark-end text:name="Kontrollkästchen19"/><text:span text:style-name="T2"> ja <text:s text:c="3"/>am: </text:span><text:bookmark-start text:name="Text34"/><text:span text:style-name="T2"><text:text-input text:description="Text34">          </text:text-input></text:span><text:bookmark-end text:name="Text34"/>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2" table:number-columns-spanned="4" office:value-type="string">
            <text:h text:style-name="P26" text:outline-level="2"><text:s text:c="6"/>lungsab-<text:span text:style-name="T5"><text:tab/></text:span><text:bookmark-start text:name="Kontrollkästchen20"/><text:span text:style-name="T4"><draw:control text:anchor-type="as-char" draw:z-index="19" draw:style-name="gr1" draw:text-style-name="P28" svg:width="0.318cm" svg:height="0.318cm" draw:control="control20"/></text:span><text:bookmark-end text:name="Kontrollkästchen20"/><text:span text:style-name="T4"> nein <text:s/>- <text:s/>voraussichtlich in </text:span><text:bookmark-start text:name="Text35"/><text:span text:style-name="T4"><text:text-input text:description="Text35">          </text:text-input></text:span><text:bookmark-end text:name="Text35"/><text:span text:style-name="T4"> Wochen</text:span></text:h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C2.2.1" table:number-columns-spanned="4" office:value-type="string">
            <text:h text:style-name="P20" text:outline-level="2"><text:s text:c="6"/>Schluss</text:h>
          </table:table-cell>
          <table:covered-table-cell/>
          <table:covered-table-cell/>
          <table:covered-table-cell/>
        </table:table-row>
      </table:table>
      <text:p text:style-name="P2"><text:tab/>Ort und Datum<text:tab/><text:tab/><text:tab/>Unterschrift </text:p>
      <text:p text:style-name="P18"><text:bookmark-start text:name="ADatum"/>[<text:bookmark-end text:name="ADatum"/>Mandant.Ort], [Datum.Heute]<text:tab/><text:tab/></text:p>
      <text:p text:style-name="P19">[Mandant.Anschrift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Geht an: Erstbehandelnden Arzt &gt;&gt;&gt; [Adressat.Anschrift]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8pt" fo:font-weight="bold" style:font-size-asian="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10.753cm" fo:margin-right="0cm" fo:text-align="end" style:justify-single-word="false" fo:text-indent="0cm" style:auto-text-indent="false" fo:keep-with-next="always"/>
      <style:text-properties style:font-name="Arial" fo:font-size="22pt" fo:font-weight="bold" style:font-size-asian="2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style:font-name="Arial"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6-09-06T10:15:30.30</meta:creation-date>
    <dc:language>de-DE</dc:language>
    <meta:editing-cycles>3</meta:editing-cycles>
    <meta:editing-duration>PT3M23S</meta:editing-duration>
    <dc:date>2016-12-07T12:18:29.34</dc:date>
    <meta:document-statistic meta:table-count="2" meta:image-count="0" meta:object-count="0" meta:page-count="1" meta:paragraph-count="67" meta:word-count="259" meta:character-count="2106"/>
    <meta:user-defined meta:name="Info 1"/>
    <meta:user-defined meta:name="Info 2"/>
    <meta:user-defined meta:name="Info 3"/>
    <meta:user-defined meta:name="Info 4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Option VBASupport 1
Sub NewMacros
Rem Sub kernpost()
Rem '
Rem ' kernpost Makro
Rem ' Makro aufgezeichnet am 18.06.98 von Manuela
Rem '
Rem     ActiveDocument.Protect Password:="", NoReset:=False, Type:= _
Rem         wdAllowOnlyFormFields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Option VBASupport 1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